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issue_265.test_for_issue_d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g_for_issue_265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s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processExtra( String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write( JSONSerializer serializer , Object fieldName , Type fieldType , int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